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ravail de recherche s'articule autour de deux axes, l'indexation sémantique et la recherche d'information interactive. </text:p>
      <text:p text:style-name="Standard">La particularité de cette indexation est que l'on s’intéresse à une méthodes d'indexation non pas par mots clés mais, comme son nom l'indique, par la sémantique. Ici on expérimente ce mode d'indexation selon trois axes sémantique qui sont l'espace, le temps et le Phénomène. <text:s/></text:p>
      <text:p text:style-name="Standard">L'indexation sémantique se compose, d'une phase d'analyse, puis d'une indexation par passage.</text:p>
      <text:p text:style-name="Standard">Le phase d'analyse se décompose elle même en deux phase. Une première analyse est faite </text:p>
      <text:p text:style-name="Standard">Le second pivot est la recherche d'information « interactive ». La recherche d'information s’effectue par l’intermédiaire d'un moteur de recherche graphique. L'utilisateur remplie un formulaire contenant des champs textuels correspond aux axes de recherche sémantique. Après formulation de la requête on affiche les résultats. Le résultat comprend touts les segments textuelles correspond à la recherche. Le moteur de recherche offre la possibilité également de reformuler graphiquement l’interprétation sémantique d'un passage ou d'une requête sur une carte géographique. L'utilisateur à la possibilité d'agrandir ou retrecir le champs géographique de la carte.</text:p>
      <text:p text:style-name="Standard">Les possibilités offertes par la carte, sont interessante, surtout pour l'analyse des données. D'une part <text:s/>on améliore la sémantique d'une donnée, on évite les synonimies (ex : ). mais d'autre pars on offre un outil d'analyse à l'utilisateur plus complet. L'analyse est plus intuitive et moins fatigante. Intuitive car en regardant un phénomène sur la carte on peut tout de suite voir qu'elle zone géographique est touché. On abstrait plus facilement des éléments. Et moins fatiguant cela demande moins d 'effort d'analyser une image qu'un tex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04T19:49:13</meta:creation-date>
    <dc:date>2013-03-04T19:49:50</dc:date>
    <dc:creator>franck </dc:creator>
    <meta:editing-duration>PT55M57S</meta:editing-duration>
    <meta:editing-cycles>6</meta:editing-cycles>
    <meta:generator>LibreOffice/3.5$Linux_x86 LibreOffice_project/350m1$Build-2</meta:generator>
    <meta:document-statistic meta:table-count="0" meta:image-count="0" meta:object-count="0" meta:page-count="1" meta:paragraph-count="6" meta:word-count="263" meta:character-count="1789" meta:non-whitespace-character-count="1526"/>
  </office:meta>
</office:document-meta>
</file>